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4.0772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5764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ight_thing_hw_smt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GA-14_3x2.5mm_P0.5mm_LayoutBorder3x4y_mod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3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6,C5</text:p>
          </table:table-cell>
          <table:table-cell table:style-name="ce1" office:value-type="string" calcext:value-type="string">
            <text:p>C_0603_1608Metric_Pad1.05x0.95mm_HandSold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uF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7,C19,C20</text:p>
          </table:table-cell>
          <table:table-cell table:style-name="ce1" office:value-type="string" calcext:value-type="string">
            <text:p>C_0603_1608Metric_Pad1.05x0.95mm_HandSold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20uF</text:p>
          </table:table-cell>
          <table:table-cell table:style-name="ce1"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3_P1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_CONN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1,C2,C3,C4,C16,C17</text:p>
          </table:table-cell>
          <table:table-cell table:style-name="ce1" office:value-type="string" calcext:value-type="string">
            <text:p>C_0603_1608Metric_Pad1.05x0.95mm_HandSolde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.1uF</text:p>
          </table:table-cell>
          <table:table-cell table:style-name="ce1"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8,C10,C14,C18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9,C13,C1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700pF</text:p>
          </table:table-cell>
          <table:table-cell table:style-name="ce2"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LED_0603_1608Metric_Pad1.05x0.95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D LED</text:p>
          </table:table-cell>
          <table:table-cell table:style-name="ce1"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2x05_P1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S</text:p>
          </table:table-cell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Molex_PicoBlade_53261-0271_1x02-1MP_P1.25mm_Horizont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-Ion Battery</text:p>
          </table:table-cell>
          <table:table-cell table:style-name="ce1"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2x02_P1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R_LED_PANEL_1_CONNECTORS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2x02_P1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R_LED_PANEL_2_CONNECTORS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uH, 2.5A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SOT-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MBF170</text:p>
          </table:table-cell>
          <table:table-cell table:style-name="ce1"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,R2,R14,R1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1k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k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K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6,R10,R12,R13,R11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4.7k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16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7" calcext:value-type="float">
            <text:p>357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SW_SPST_B3U-3000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_USER_BUTTON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BC832-BC832_3d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832-V1</text:p>
          </table:table-cell>
          <table:table-cell table:style-name="ce1"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CP73833T-FCIUN-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3T-FCI_UN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SOT-23-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MR62421XMF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LP38511MRX-ADJ_NOP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P38511MRX-ADJ_NOPB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USB_MICRO_CONN1</text:p>
          </table:table-cell>
          <table:table-cell table:style-name="ce1" office:value-type="string" calcext:value-type="string">
            <text:p>USB_Micro-B_Molex_47346-0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_OTG</text:p>
          </table:table-cell>
          <table:table-cell table:style-name="ce1"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P1,TP2</text:p>
          </table:table-cell>
          <table:table-cell office:value-type="string" calcext:value-type="string">
            <text:p>TestPoint_Pad_D1.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Point</text:p>
          </table:table-cell>
          <table:table-cell table:number-columns-repeated="101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R18</text:p>
          </table:table-cell>
          <table:table-cell table:style-name="ce1" office:value-type="string" calcext:value-type="string">
            <text:p>R_0603_1608Metric_Pad1.05x0.95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SOT-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SS83P</text:p>
          </table:table-cell>
          <table:table-cell table:style-name="ce1"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476RGTx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RESET_BUTT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_SM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.5A, 20V</text:p>
          </table:table-cell>
          <table:table-cell table:style-name="ce2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4T14:58:20.881045660</dc:date>
    <meta:editing-duration>PT15H26M48S</meta:editing-duration>
    <meta:editing-cycles>1</meta:editing-cycles>
    <meta:document-statistic meta:table-count="1" meta:cell-count="196" meta:object-count="0"/>
    <meta:generator>LibreOffice/6.4.6.2$Linux_X86_64 LibreOffice_project/40$Build-2</meta:generator>
  </office:meta>
</office:document-meta>
</file>